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Preformatted_20_Text">
      <style:paragraph-properties style:writing-mode="lr-tb"/>
    </style:style>
    <style:style style:name="P15" style:family="paragraph" style:parent-style-name="Preformatted_20_Text">
      <style:paragraph-properties fo:margin-top="0in" fo:margin-bottom="0.1965in" style:writing-mode="lr-tb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Heading_20_2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: <text:tab/>Python Index Generator Documentation</text:p>
      <text:p text:style-name="P1">Author: <text:tab/>Joseph Malone</text:p>
      <text:p text:style-name="P1">Program:<text:tab/>indexer.py</text:p>
      <text:p text:style-name="P1">Date:<text:tab/><text:tab/>8/18/2025</text:p>
      <text:p text:style-name="P1">Note:<text:tab/>For versions beta-3.0, 3.1, and 3.2.</text:p>
      <text:p text:style-name="Standard"/>
      <text:p text:style-name="Standard"/>
      <text:p text:style-name="Standard"/>
      <text:h text:style-name="P17" text:outline-level="2">Troubleshooting</text:h>
      <text:h text:style-name="Heading_20_3" text:outline-level="3"><text:s/>1. Make sure the file is in the right place</text:h>
      <text:list xml:id="list1018791322779497683" text:style-name="L1">
        <text:list-item>
          <text:p text:style-name="P3">Open <text:span text:style-name="Strong_20_Emphasis">File Explorer</text:span>.</text:p>
        </text:list-item>
        <text:list-item>
          <text:p text:style-name="P3">Go to <text:span text:style-name="Source_20_Text">C:\mgu\</text:span>.</text:p>
        </text:list-item>
        <text:list-item>
          <text:p text:style-name="P3">Look for your script — it should be named <text:span text:style-name="Source_20_Text">beta_3.py</text:span> (or whatever you saved it as).</text:p>
        </text:list-item>
        <text:list-item>
          <text:p text:style-name="P3">If you don’t see it, check if Windows saved it as <text:span text:style-name="Source_20_Text">beta_3.py.txt</text:span>.<text:line-break/>? Enable <text:span text:style-name="Strong_20_Emphasis">View → File name extensions</text:span> in Explorer to be sure.<text:line-break/>If it’s <text:span text:style-name="Source_20_Text">beta_3.py.txt</text:span>, rename it to <text:span text:style-name="Source_20_Text">beta_3.py</text:span>.</text:p>
        </text:list-item>
      </text:list>
      <text:p text:style-name="Horizontal_20_Line"/>
      <text:h text:style-name="Heading_20_3" text:outline-level="3">2. Run from PowerShell</text:h>
      <text:p text:style-name="Text_20_body">If the script really is in <text:span text:style-name="Source_20_Text">C:\mgu\</text:span>, do this:</text:p>
      <text:p text:style-name="P14"><text:span text:style-name="Source_20_Text">cd C:\mgu</text:span></text:p>
      <text:p text:style-name="P15"><text:span text:style-name="Source_20_Text">python beta_3.py</text:span></text:p>
      <text:p text:style-name="Horizontal_20_Line"/>
      <text:h text:style-name="Heading_20_3" text:outline-level="3">3. If it’s in another folder</text:h>
      <text:p text:style-name="Text_20_body">Let’s say you accidentally saved it in Downloads. You’d run:</text:p>
      <text:p text:style-name="P14"><text:span text:style-name="Source_20_Text">cd C:\Users\YourName\Downloads</text:span></text:p>
      <text:p text:style-name="P15"><text:span text:style-name="Source_20_Text">python beta_3.py</text:span></text:p>
      <text:p text:style-name="Text_20_body">Or skip <text:span text:style-name="Source_20_Text">cd</text:span> entirely by giving the full path:</text:p>
      <text:p text:style-name="P15"><text:span text:style-name="Source_20_Text">python C:\Users\YourName\Downloads\beta_3.py</text:span></text:p>
      <text:p text:style-name="Horizontal_20_Line"/>
      <text:h text:style-name="Heading_20_3" text:outline-level="3">4. Quick check</text:h>
      <text:p text:style-name="Text_20_body">Verify Python itself is available:</text:p>
      <text:p text:style-name="P15"><text:soft-page-break/><text:span text:style-name="Source_20_Text">python --version</text:span></text:p>
      <text:p text:style-name="Text_20_body">If that returns a version (e.g., <text:span text:style-name="Source_20_Text">Python 3.13.0</text:span>), you’re good.</text:p>
      <text:p text:style-name="Horizontal_20_Line"/>
      <text:p text:style-name="Text_20_body">Once the script runs, you’ll see output like:</text:p>
      <text:p text:style-name="P14"><text:span text:style-name="Source_20_Text">Created departments\political-science\index.html</text:span></text:p>
      <text:p text:style-name="P14"><text:span text:style-name="Source_20_Text">Created departments\law\index.html</text:span></text:p>
      <text:p text:style-name="P15"><text:span text:style-name="Source_20_Text">...</text:span></text:p>
      <text:p text:style-name="Text_20_body">and then you can open the generated HTML in your browser or run:</text:p>
      <text:p text:style-name="P15"><text:span text:style-name="Source_20_Text">python -m http.server 8000</text:span></text:p>
      <text:p text:style-name="Text_20_body">to preview at <text:a xlink:type="simple" xlink:href="http://localhost:8000/" office:target-frame-name="_new" xlink:show="replace" text:style-name="Internet_20_link" text:visited-style-name="Visited_20_Internet_20_Link">http://localhost:8000</text:a>.</text:p>
      <text:p text:style-name="Standard"/>
      <text:p text:style-name="Standard"/>
      <text:h text:style-name="P17" text:outline-level="2">README (Markdown / Text) Approach</text:h>
      <text:h text:style-name="Heading_20_3" text:outline-level="3">Advantages</text:h>
      <text:list xml:id="list3000635421371483426" text:style-name="L2">
        <text:list-item>
          <text:p text:style-name="P4"><text:span text:style-name="Strong_20_Emphasis">Human-friendly</text:span>: Easy for faculty, staff, or contributors to open, read, and edit with no training.</text:p>
        </text:list-item>
        <text:list-item>
          <text:p text:style-name="P4"><text:span text:style-name="Strong_20_Emphasis">Inline documentation</text:span>: Doubles as both metadata and narrative — you can explain what the folder is <text:span text:style-name="Emphasis">and</text:span> drive the hero section.</text:p>
        </text:list-item>
        <text:list-item>
          <text:p text:style-name="P4"><text:span text:style-name="Strong_20_Emphasis">Lightweight</text:span>: No strict syntax rules; forgiving of formatting mistakes.</text:p>
        </text:list-item>
        <text:list-item>
          <text:p text:style-name="P4"><text:span text:style-name="Strong_20_Emphasis">Works “as-is”</text:span>: If someone views the repo directly on GitHub or a file browser, the README is immediately useful.</text:p>
        </text:list-item>
      </text:list>
      <text:h text:style-name="Heading_20_3" text:outline-level="3">Limitations</text:h>
      <text:list xml:id="list2228888192369033954" text:style-name="L3">
        <text:list-item>
          <text:p text:style-name="P5"><text:span text:style-name="Strong_20_Emphasis">Parsing is fuzzy</text:span>: Script must “guess” what text is the title vs. description. Different users may format READMEs differently, leading to inconsistency.</text:p>
        </text:list-item>
        <text:list-item>
          <text:p text:style-name="P5"><text:span text:style-name="Strong_20_Emphasis">Limited structure</text:span>: Hard to represent complex data like multiple authors, tags, images, dates, etc.</text:p>
        </text:list-item>
        <text:list-item>
          <text:p text:style-name="P5"><text:span text:style-name="Strong_20_Emphasis">Not machine-precise</text:span>: Great for humans, weaker for programmatic reliability.</text:p>
        </text:list-item>
      </text:list>
      <text:p text:style-name="Horizontal_20_Line"/>
      <text:h text:style-name="P17" text:outline-level="2">JSON Metadata File</text:h>
      <text:h text:style-name="Heading_20_3" text:outline-level="3">Advantages</text:h>
      <text:list xml:id="list2129145503009361044" text:style-name="L4">
        <text:list-item>
          <text:p text:style-name="P6"><text:span text:style-name="Strong_20_Emphasis">Structured &amp; precise</text:span>: Every field is explicitly named (<text:span text:style-name="Source_20_Text">title</text:span>, <text:span text:style-name="Source_20_Text">description</text:span>, <text:span text:style-name="Source_20_Text">author</text:span>, <text:span text:style-name="Source_20_Text">tags</text:span>, etc.). No guessing.</text:p>
        </text:list-item>
        <text:list-item>
          <text:p text:style-name="P6"><text:soft-page-break/><text:span text:style-name="Strong_20_Emphasis">Scalable</text:span>: Easy to add new fields (e.g., <text:span text:style-name="Source_20_Text">thumbnail</text:span>, <text:span text:style-name="Source_20_Text">last_updated</text:span>, <text:span text:style-name="Source_20_Text">category</text:span>) without breaking older scripts.</text:p>
        </text:list-item>
        <text:list-item>
          <text:p text:style-name="P6"><text:span text:style-name="Strong_20_Emphasis">Reliable parsing</text:span>: Your generator can trust the values without heuristics.</text:p>
        </text:list-item>
        <text:list-item>
          <text:p text:style-name="P6"><text:span text:style-name="Strong_20_Emphasis">Interoperability</text:span>: JSON integrates cleanly with other systems, APIs, or downstream tooling (analytics, dashboards, etc.).</text:p>
        </text:list-item>
      </text:list>
      <text:h text:style-name="Heading_20_3" text:outline-level="3">Difficulties</text:h>
      <text:list xml:id="list3334854102303293361" text:style-name="L5">
        <text:list-item>
          <text:p text:style-name="P7"><text:span text:style-name="Strong_20_Emphasis">Less human-readable</text:span>: Non-technical users may find JSON intimidating compared to Markdown text.</text:p>
        </text:list-item>
        <text:list-item>
          <text:p text:style-name="P7"><text:span text:style-name="Strong_20_Emphasis">Syntax-sensitive</text:span>: A missing comma or extra brace breaks the whole file. This introduces failure risk if people edit manually.</text:p>
        </text:list-item>
        <text:list-item>
          <text:p text:style-name="P7"><text:span text:style-name="Strong_20_Emphasis">No “narrative” value</text:span>: JSON isn’t nice to read as documentation. If you open it in GitHub or Explorer, it doesn’t explain content the way a README does.</text:p>
        </text:list-item>
        <text:list-item>
          <text:p text:style-name="P7"><text:span text:style-name="Strong_20_Emphasis">Duplication risk</text:span>: You may end up maintaining <text:span text:style-name="Emphasis">both</text:span> a JSON file for the program and a README for human readers.</text:p>
        </text:list-item>
      </text:list>
      <text:p text:style-name="Horizontal_20_Line"/>
      <text:h text:style-name="P17" text:outline-level="2">⚖️ Strategic Recommendation</text:h>
      <text:list xml:id="list421369841117019706" text:style-name="L6">
        <text:list-item>
          <text:p text:style-name="P8"><text:span text:style-name="Strong_20_Emphasis">Use JSON if your metadata needs to be structured, precise, and extensible</text:span>. This is the “production-grade” approach — it scales better long term.</text:p>
        </text:list-item>
        <text:list-item>
          <text:p text:style-name="P8"><text:span text:style-name="Strong_20_Emphasis">Use README if the audience is non-technical</text:span> and you want metadata to double as a “folder introduction” that humans will actually read.</text:p>
        </text:list-item>
        <text:list-item>
          <text:p text:style-name="P8"><text:span text:style-name="Strong_20_Emphasis">Hybrid Model (Best of Both)</text:span>:</text:p>
          <text:list>
            <text:list-item>
              <text:p text:style-name="P8">Keep <text:span text:style-name="Source_20_Text">README.md</text:span> for narrative/overview.</text:p>
            </text:list-item>
            <text:list-item>
              <text:p text:style-name="P8">Add <text:span text:style-name="Source_20_Text">meta.json</text:span> for structured program metadata.</text:p>
            </text:list-item>
            <text:list-item>
              <text:p text:style-name="P8">Script checks for <text:span text:style-name="Source_20_Text">meta.json</text:span> first → falls back to parsing <text:span text:style-name="Source_20_Text">README</text:span> if no JSON exists.</text:p>
            </text:list-item>
          </text:list>
        </text:list-item>
      </text:list>
      <text:p text:style-name="Text_20_body"/>
      <text:p text:style-name="Text_20_body">This way, faculty/staff can just write a README, but advanced departments can drop in a <text:span text:style-name="Source_20_Text">meta.json</text:span> for richer control.</text:p>
      <text:p text:style-name="Standard"/>
      <text:h text:style-name="P18" text:outline-level="2">? Example <text:span text:style-name="Source_20_Text">README.md</text:span> (human-friendly, narrative)</text:h>
      <text:p text:style-name="P14"><text:span text:style-name="Source_20_Text"># Political Science</text:span></text:p>
      <text:p text:style-name="P14"/>
      <text:p text:style-name="P14"><text:span text:style-name="Source_20_Text">Exploring governance, power, and global relations.</text:span></text:p>
      <text:p text:style-name="P14"/>
      <text:p text:style-name="P14"><text:span text:style-name="Source_20_Text">Author: Faculty of Social Sciences <text:s/></text:span></text:p>
      <text:p text:style-name="P14"><text:span text:style-name="Source_20_Text">Updated: 2025-08-18 <text:s/></text:span></text:p>
      <text:p text:style-name="P14"><text:span text:style-name="Source_20_Text">Tags: politics, governance, law, research <text:s/></text:span></text:p>
      <text:p text:style-name="P15"><text:span text:style-name="Source_20_Text">Thumbnail: /images/departments/political-science.png</text:span></text:p>
      <text:p text:style-name="Text_20_body">How the script would use this:</text:p>
      <text:list xml:id="list3185268489412159866" text:style-name="L7">
        <text:list-item>
          <text:p text:style-name="P9"><text:span text:style-name="Strong_20_Emphasis">Hero Title (</text:span><text:span text:style-name="Strong_20_Emphasis"><text:span text:style-name="Source_20_Text">&lt;h1&gt;</text:span></text:span><text:span text:style-name="Strong_20_Emphasis">)</text:span> → “Political Science” (from the <text:span text:style-name="Source_20_Text">#</text:span> heading)</text:p>
        </text:list-item>
        <text:list-item>
          <text:p text:style-name="P9"><text:span text:style-name="Strong_20_Emphasis">Hero Description (</text:span><text:span text:style-name="Strong_20_Emphasis"><text:span text:style-name="Source_20_Text">&lt;p&gt;</text:span></text:span><text:span text:style-name="Strong_20_Emphasis">)</text:span> → “Exploring governance, power, and global relations.”</text:p>
        </text:list-item>
        <text:list-item>
          <text:p text:style-name="P9"><text:span text:style-name="Strong_20_Emphasis">Other metadata</text:span> → author, updated date, tags, thumbnail if present</text:p>
        </text:list-item>
      </text:list>
      <text:p text:style-name="Text_20_body">If a human just opens this file in the repo, it reads nicely as documentation.</text:p>
      <text:p text:style-name="Horizontal_20_Line"/>
      <text:h text:style-name="Heading_20_2" text:outline-level="2">? Example <text:span text:style-name="Source_20_Text">meta.json</text:span> (structured, machine-friendly)</text:h>
      <text:p text:style-name="P14"><text:span text:style-name="Source_20_Text">{</text:span></text:p>
      <text:p text:style-name="P14"><text:span text:style-name="Source_20_Text"><text:s text:c="2"/>"title": "Political Science",</text:span></text:p>
      <text:p text:style-name="P14"><text:span text:style-name="Source_20_Text"><text:s text:c="2"/>"description": "Exploring governance, power, and global relations.",</text:span></text:p>
      <text:p text:style-name="P14"><text:span text:style-name="Source_20_Text"><text:s text:c="2"/>"author": "Faculty of Social Sciences",</text:span></text:p>
      <text:p text:style-name="P14"><text:span text:style-name="Source_20_Text"><text:s text:c="2"/>"updated": "2025-08-18",</text:span></text:p>
      <text:p text:style-name="P14"><text:span text:style-name="Source_20_Text"><text:s text:c="2"/>"tags": ["politics", "governance", "law", "research"],</text:span></text:p>
      <text:p text:style-name="P14"><text:span text:style-name="Source_20_Text"><text:s text:c="2"/>"thumbnail": "/images/departments/political-science.png"</text:span></text:p>
      <text:p text:style-name="P15"><text:span text:style-name="Source_20_Text">}</text:span></text:p>
      <text:p text:style-name="Text_20_body">How the script would use this:</text:p>
      <text:list xml:id="list6691087604355016118" text:style-name="L8">
        <text:list-item>
          <text:p text:style-name="P10">No guessing required → fields are explicit.</text:p>
        </text:list-item>
        <text:list-item>
          <text:p text:style-name="P10">Can safely add new fields in the future (<text:span text:style-name="Source_20_Text">course_count</text:span>, <text:span text:style-name="Source_20_Text">contact_email</text:span>, <text:span text:style-name="Source_20_Text">featured: true</text:span>) without breaking anything.</text:p>
        </text:list-item>
        <text:list-item>
          <text:p text:style-name="P10">JSON must be <text:span text:style-name="Emphasis">valid</text:span> (commas, quotes, braces correct) or the script won’t parse it.</text:p>
        </text:list-item>
      </text:list>
      <text:p text:style-name="Horizontal_20_Line"/>
      <text:h text:style-name="Heading_20_2" text:outline-level="2">⚡ Hybrid Strategy (Best of Both Worlds)</text:h>
      <text:list xml:id="list5293322404696582161" text:style-name="L9">
        <text:list-item>
          <text:p text:style-name="P11"><text:span text:style-name="Strong_20_Emphasis">Script checks for </text:span><text:span text:style-name="Strong_20_Emphasis"><text:span text:style-name="Source_20_Text">meta.json</text:span></text:span><text:span text:style-name="Strong_20_Emphasis"> first</text:span> (structured).</text:p>
        </text:list-item>
        <text:list-item>
          <text:p text:style-name="P11">If missing, it <text:span text:style-name="Strong_20_Emphasis">falls back to </text:span><text:span text:style-name="Strong_20_Emphasis"><text:span text:style-name="Source_20_Text">README.md</text:span></text:span>.</text:p>
        </text:list-item>
        <text:list-item>
          <text:p text:style-name="P11">That way:</text:p>
          <text:list>
            <text:list-item>
              <text:p text:style-name="P11">Power users and automation can rely on JSON.</text:p>
            </text:list-item>
            <text:list-item>
              <text:p text:style-name="P11">Faculty/staff can just drop in a README without worrying about syntax.</text:p>
            </text:list-item>
            <text:list-item>
              <text:p text:style-name="P11"><text:soft-page-break/>Your generator stays robust across all departments.</text:p>
            </text:list-item>
          </text:list>
        </text:list-item>
      </text:list>
      <text:p text:style-name="Standard"/>
      <text:h text:style-name="Heading_20_3" text:outline-level="3">? What Changed in Beta 3.1</text:h>
      <text:list xml:id="list6987526867913117234" text:style-name="L10">
        <text:list-item>
          <text:p text:style-name="P12">Checks for <text:span text:style-name="Source_20_Text">meta.json</text:span> first, then <text:span text:style-name="Source_20_Text">README.md</text:span>, then <text:span text:style-name="Source_20_Text">README.txt</text:span>.</text:p>
        </text:list-item>
        <text:list-item>
          <text:p text:style-name="P12">Supports <text:span text:style-name="Strong_20_Emphasis">thumbnail</text:span> in hero if declared.</text:p>
        </text:list-item>
        <text:list-item>
          <text:p text:style-name="P12">Shows <text:span text:style-name="Strong_20_Emphasis">author</text:span> and <text:span text:style-name="Strong_20_Emphasis">updated date</text:span> in the footer if present.</text:p>
        </text:list-item>
        <text:list-item>
          <text:p text:style-name="P12">Still adds an auto-generated timestamp every run.</text:p>
        </text:list-item>
      </text:list>
      <text:p text:style-name="Standard"/>
      <text:h text:style-name="Heading_20_3" text:outline-level="3">? What’s New in Beta 3.2</text:h>
      <text:list xml:id="list3028749906955458890" text:style-name="L11">
        <text:list-item>
          <text:p text:style-name="P13">Reads <text:span text:style-name="Source_20_Text">tags</text:span> from <text:span text:style-name="Source_20_Text">meta.json</text:span> (list of strings) or <text:span text:style-name="Source_20_Text">README</text:span> (<text:span text:style-name="Source_20_Text">Tags: a, b, c</text:span>).</text:p>
        </text:list-item>
        <text:list-item>
          <text:p text:style-name="P13">Renders them as <text:span text:style-name="Strong_20_Emphasis">clickable badges</text:span> under the hero section.</text:p>
        </text:list-item>
        <text:list-item>
          <text:p text:style-name="P13">Badges have CSS classes so you can style them in your external stylesheet (<text:span text:style-name="Source_20_Text">pyc.css</text:span>).</text:p>
        </text:list-item>
        <text:list-item>
          <text:p text:style-name="P13">Keeps all Beta 3.1 functionality (JSON priority → README fallback, thumbnail, author, declared updated date, auto-generated timestamp, etc.).</text:p>
        </text:list-item>
      </text:list>
      <text:p text:style-name="Standard"/>
      <text:h text:style-name="P18" text:outline-level="2">? CSS Suggestion for Tag Badges</text:h>
      <text:p text:style-name="Text_20_body">In your <text:span text:style-name="Source_20_Text">/components/css/pyc.css</text:span>, add:</text:p>
      <text:p text:style-name="P14"><text:span text:style-name="Source_20_Text">.tags {</text:span></text:p>
      <text:p text:style-name="P14"><text:span text:style-name="Source_20_Text"><text:s text:c="2"/>margin-top: 1rem;</text:span></text:p>
      <text:p text:style-name="P14"><text:span text:style-name="Source_20_Text">}</text:span></text:p>
      <text:p text:style-name="P14"><text:span text:style-name="Source_20_Text">.tag {</text:span></text:p>
      <text:p text:style-name="P14"><text:span text:style-name="Source_20_Text"><text:s text:c="2"/>display: inline-block;</text:span></text:p>
      <text:p text:style-name="P14"><text:span text:style-name="Source_20_Text"><text:s text:c="2"/>background: var(--accent);</text:span></text:p>
      <text:p text:style-name="P14"><text:span text:style-name="Source_20_Text"><text:s text:c="2"/>color: #fff;</text:span></text:p>
      <text:p text:style-name="P14"><text:span text:style-name="Source_20_Text"><text:s text:c="2"/>padding: 0.2rem 0.6rem;</text:span></text:p>
      <text:p text:style-name="P14"><text:span text:style-name="Source_20_Text"><text:s text:c="2"/>margin: 0 0.3rem 0.3rem 0;</text:span></text:p>
      <text:p text:style-name="P14"><text:span text:style-name="Source_20_Text"><text:s text:c="2"/>border-radius: 999px;</text:span></text:p>
      <text:p text:style-name="P14"><text:span text:style-name="Source_20_Text"><text:s text:c="2"/>font-size: 0.85rem;</text:span></text:p>
      <text:p text:style-name="P15"><text:span text:style-name="Source_20_Text">}</text:span></text:p>
      <text:p text:style-name="Horizontal_20_Line"/>
      <text:h text:style-name="Heading_20_3" text:outline-level="3">Example Metadata</text:h>
      <text:p text:style-name="Text_20_body"><text:span text:style-name="Strong_20_Emphasis">meta.json</text:span></text:p>
      <text:p text:style-name="P14"><text:span text:style-name="Source_20_Text">{</text:span></text:p>
      <text:p text:style-name="P14"><text:span text:style-name="Source_20_Text"><text:s text:c="2"/>"title": "Political Science",</text:span></text:p>
      <text:p text:style-name="P14"><text:span text:style-name="Source_20_Text"><text:s text:c="2"/>"description": "Exploring governance, power, and global relations.",</text:span></text:p>
      <text:p text:style-name="P14"><text:span text:style-name="Source_20_Text"><text:s text:c="2"/>"author": "Faculty of Social Sciences",</text:span></text:p>
      <text:p text:style-name="P14"><text:span text:style-name="Source_20_Text"><text:s text:c="2"/>"updated": "2025-08-18",</text:span></text:p>
      <text:p text:style-name="P14"><text:span text:style-name="Source_20_Text"><text:s text:c="2"/>"tags": ["politics", "governance", "law", "research"],</text:span></text:p>
      <text:p text:style-name="P14"><text:span text:style-name="Source_20_Text"><text:s text:c="2"/>"thumbnail": "/images/departments/political-science.png"</text:span></text:p>
      <text:p text:style-name="P15"><text:span text:style-name="Source_20_Text">}</text:span></text:p>
      <text:p text:style-name="Text_20_body"><text:span text:style-name="Strong_20_Emphasis">README.md (fallback)</text:span></text:p>
      <text:p text:style-name="P14"><text:span text:style-name="Source_20_Text"># Political Science</text:span></text:p>
      <text:p text:style-name="P14"/>
      <text:p text:style-name="P14"><text:span text:style-name="Source_20_Text">Exploring governance, power, and global relations.</text:span></text:p>
      <text:p text:style-name="P14"/>
      <text:p text:style-name="P14"><text:span text:style-name="Source_20_Text">Author: Faculty of Social Sciences <text:s/></text:span></text:p>
      <text:p text:style-name="P14"><text:span text:style-name="Source_20_Text">Updated: 2025-08-18 <text:s/></text:span></text:p>
      <text:p text:style-name="P14"><text:span text:style-name="Source_20_Text">Tags: politics, governance, law, research <text:s/></text:span></text:p>
      <text:p text:style-name="P15"><text:span text:style-name="Source_20_Text">Thumbnail: /images/departments/political-science.png</text:span></text:p>
      <text:p text:style-name="Standard"/>
      <text:h text:style-name="P16" text:outline-level="3">Example <text:span text:style-name="Source_20_Text">meta.json</text:span></text:h>
      <text:p text:style-name="P14"><text:span text:style-name="Source_20_Text">{</text:span></text:p>
      <text:p text:style-name="P14"><text:span text:style-name="Source_20_Text"><text:s text:c="2"/>"title": "Political Science",</text:span></text:p>
      <text:p text:style-name="P14"><text:span text:style-name="Source_20_Text"><text:s text:c="2"/>"description": "Exploring governance, power, and global relations.",</text:span></text:p>
      <text:p text:style-name="P14"><text:span text:style-name="Source_20_Text"><text:s text:c="2"/>"author": "Faculty of Social Sciences",</text:span></text:p>
      <text:p text:style-name="P14"><text:span text:style-name="Source_20_Text"><text:s text:c="2"/>"updated": "2025-08-18",</text:span></text:p>
      <text:p text:style-name="P14"><text:span text:style-name="Source_20_Text"><text:s text:c="2"/>"tags": ["politics", "governance", "law", "research"],</text:span></text:p>
      <text:p text:style-name="P14"><text:span text:style-name="Source_20_Text"><text:s text:c="2"/>"thumbnail": "/images/departments/political-science.png"</text:span></text:p>
      <text:p text:style-name="P15"><text:span text:style-name="Source_20_Text">}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8T16:42:58.10</meta:creation-date>
    <meta:document-statistic meta:table-count="0" meta:image-count="0" meta:object-count="0" meta:page-count="7" meta:paragraph-count="143" meta:word-count="996" meta:character-count="6754"/>
    <dc:date>2025-08-18T16:55:38.10</dc:date>
    <dc:creator>Joseph Malone</dc:creator>
    <meta:editing-duration>PT12M41S</meta:editing-duration>
    <meta:editing-cycles>1</meta:editing-cycles>
    <meta:generator>OpenOffice/4.1.15$Win32 OpenOffice.org_project/4115m2$Build-9813</meta:generator>
  </office:meta>
</office:document-meta>
</file>